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uli" svg:font-family="Muli, Arial, sans-serif, Helvetica, Roboto"/>
    <style:font-face style:name="Verdana" svg:font-family="Verdana, Geneva,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ab-stops>
          <style:tab-stop style:position="0.106cm"/>
        </style:tab-stops>
      </style:paragraph-properties>
      <style:text-properties style:font-name="Times New Roman"/>
    </style:style>
    <style:style style:name="P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ab-stops>
          <style:tab-stop style:position="0.106cm"/>
        </style:tab-stops>
      </style:paragraph-properties>
      <style:text-properties officeooo:paragraph-rsid="000e6813"/>
    </style:style>
    <style:style style:name="P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ab-stops>
          <style:tab-stop style:position="0.106cm"/>
        </style:tab-stops>
      </style:paragraph-properties>
    </style:style>
    <style:style style:name="P4"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ab-stops>
          <style:tab-stop style:position="0.106cm"/>
        </style:tab-stops>
      </style:paragraph-properties>
      <style:text-properties officeooo:paragraph-rsid="000e6813"/>
    </style:style>
    <style:style style:name="P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ab-stops>
          <style:tab-stop style:position="0.106cm"/>
        </style:tab-stops>
      </style:paragraph-properties>
    </style:style>
    <style:style style:name="P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ab-stops>
          <style:tab-stop style:position="0.106cm"/>
        </style:tab-stops>
      </style:paragraph-properties>
      <style:text-properties style:font-name="Times New Roman"/>
    </style:style>
    <style:style style:name="P7"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Times New Roman"/>
    </style:style>
    <style:style style:name="P8"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ab-stops>
          <style:tab-stop style:position="0.106cm"/>
        </style:tab-stops>
      </style:paragraph-properties>
      <style:text-properties style:font-name="Times New Roman"/>
    </style:style>
    <style:style style:name="P9"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ab-stops>
          <style:tab-stop style:position="0.106cm"/>
        </style:tab-stops>
      </style:paragraph-properties>
    </style:style>
    <style:style style:name="P10"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ab-stops>
          <style:tab-stop style:position="0.106cm"/>
        </style:tab-stops>
      </style:paragraph-properties>
      <style:text-properties officeooo:paragraph-rsid="000e6813"/>
    </style:style>
    <style:style style:name="P11" style:family="paragraph" style:parent-style-name="Standard">
      <loext:graphic-properties draw:fill="none"/>
      <style:paragraph-properties fo:margin-left="2.499cm" fo:margin-right="0cm" fo:line-height="100%" fo:text-align="start" style:justify-single-word="false" fo:text-indent="0cm" style:auto-text-indent="false" fo:background-color="transparent">
        <style:tab-stops>
          <style:tab-stop style:position="0.106cm"/>
        </style:tab-stops>
      </style:paragraph-properties>
      <style:text-properties style:font-name="Times New Roman"/>
    </style:style>
    <style:style style:name="P12" style:family="paragraph" style:parent-style-name="Standard">
      <loext:graphic-properties draw:fill="none"/>
      <style:paragraph-properties fo:margin-left="2.499cm" fo:margin-right="0cm" fo:line-height="100%" fo:text-align="start" style:justify-single-word="false" fo:text-indent="0cm" style:auto-text-indent="false" fo:background-color="transparent">
        <style:tab-stops>
          <style:tab-stop style:position="0.106cm"/>
        </style:tab-stops>
      </style:paragraph-properties>
      <style:text-properties style:font-name="Times New Roman" officeooo:paragraph-rsid="000e6813"/>
    </style:style>
    <style:style style:name="P13" style:family="paragraph" style:parent-style-name="Standard" style:master-page-name="">
      <loext:graphic-properties draw:fill="none"/>
      <style:paragraph-properties fo:margin-left="2.499cm" fo:margin-right="0cm" fo:line-height="100%" fo:text-align="start" style:justify-single-word="false" fo:text-indent="0cm" style:auto-text-indent="false" style:page-number="auto" fo:background-color="transparent">
        <style:tab-stops>
          <style:tab-stop style:position="0.106cm"/>
        </style:tab-stops>
      </style:paragraph-properties>
      <style:text-properties style:font-name="Times New Roman" officeooo:paragraph-rsid="000e6813"/>
    </style:style>
    <style:style style:name="T1" style:family="text">
      <style:text-properties fo:language="ru" fo:country="RU"/>
    </style:style>
    <style:style style:name="T2" style:family="text">
      <style:text-properties style:font-name="Times New Roman"/>
    </style:style>
    <style:style style:name="T3" style:family="text">
      <style:text-properties style:font-name="Times New Roman" fo:language="ru" fo:country="RU"/>
    </style:style>
    <style:style style:name="T4" style:family="text">
      <style:text-properties style:font-name="Times New Roman" fo:language="ru" fo:country="RU" officeooo:rsid="000e6813"/>
    </style:style>
    <style:style style:name="T5" style:family="text">
      <style:text-properties style:font-name="Times New Roman" fo:language="ru" fo:country="RU" fo:font-weight="bold" style:font-weight-asian="bold" style:font-weight-complex="bold"/>
    </style:style>
    <style:style style:name="T6" style:family="text">
      <style:text-properties style:font-name="Times New Roman" fo:font-weight="bold" style:font-weight-asian="bold" style:font-weight-complex="bold"/>
    </style:style>
    <style:style style:name="T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ivot Points <text:span text:style-name="T1">(РР)</text:span></text:p>
      <text:p text:style-name="P7"/>
      <text:p text:style-name="P6">Уровни пивот считаются более продвинутым инструментом технического анализа, чем классические уровни сопротивления и поддержки. Между тем, работа с пивот-уровнями ненамного сложнее, чем с линиями ПС, нужно лишь знать принципы их построения. </text:p>
      <text:p text:style-name="P1"/>
      <text:p text:style-name="P1">Индикатор Pivot Points: определение и формула: Pivot переводится с английского как «разворот», соответственно пивот-уровни – это ценовые отметки, на которых цена с большей долей вероятности развернется, нежели продолжит движение. </text:p>
      <text:p text:style-name="P3"><text:span text:style-name="T2"/></text:p>
      <text:p text:style-name="P3"><text:span text:style-name="T2">Пивот-уровни строятся несколько иначе, чем обычные линии поддержки и сопротивления. Для расчета цены разворота используется специальная формула, привязанная к таймфрейму. </text:span></text:p>
      <text:p text:style-name="P9"><text:span text:style-name="T2"/></text:p>
      <text:h text:style-name="Heading_20_3" text:outline-level="3">Формула расчета пивот-уровней:</text:h>
      <text:p text:style-name="P8"/>
      <text:p text:style-name="P13"><text:span text:style-name="T7">P = (H+L+C) /3</text:span> – опорный центр<text:line-break/><text:span text:style-name="T7">R1 = (P*2) – L</text:span> – первое сопротивление<text:line-break/><text:span text:style-name="T7">S1 = (P*2) – H</text:span> – первая поддержка<text:line-break/><text:span text:style-name="T7">R2 = P+H – L</text:span> – второе сопротивление<text:line-break/><text:span text:style-name="T7">S2 = P – H+L</text:span> – вторая поддержка</text:p>
      <text:p text:style-name="P11"/>
      <text:p text:style-name="P12">где:<text:line-break/></text:p>
      <text:p text:style-name="P12">P – уровень Пивот,<text:line-break/>S – обозначение уровней поддержки,<text:line-break/>R – обозначение уровней сопротивления,<text:line-break/>H – показатель максимума цены избранного таймфрейма,<text:line-break/>L – показатель минимума цены избранного таймфрейма,<text:line-break/>C – цена закрытия.</text:p>
      <text:p text:style-name="P11"/>
      <text:p text:style-name="P1">Главный уровень пивот рассчитывается как среднее арифметическое минимума, максимума и цены закрытия определенного таймфрейма. Чаще всего ведется расчет дневных пивот-уровней, которые используются для анализа цены при интрадэй-трейдинге.</text:p>
      <text:p text:style-name="P3"><text:span text:style-name="T2"/></text:p>
      <text:p text:style-name="P3"><text:span text:style-name="T2">Построение дополнительных уровней поддержки и сопротивления привязывается к основному пивоту, а также к максимуму (при поддержке) и к минимуму (при сопротивлении).</text:span></text:p>
      <text:p text:style-name="P8"/>
      <text:h text:style-name="Heading_20_2" text:outline-level="2">Особенности индикатора Pivot Points:</text:h>
      <text:p text:style-name="P3"><text:span text:style-name="T2">Очень часто Pivot Point основан на дневных, недельных и месячных периодах. Период графика должен отличаться от периода индикатора по крайней мере на один шаг. В противном случае, если они совпадают, то линия индикатора будет выглядеть как точка, и не будет нести никакой информации. Например, если дневной индикатор Pivot Point рассматривается на дневном графике, то каждый бар торгового дня будет выглядеть как точка вместо линии. А если период индикатора меньше периода графика, то значения не будет видно вообще. Чаще всего опорные </text:span><text:span text:style-name="T3">точк</text:span><text:span text:style-name="T4">и </text:span><text:span text:style-name="T3">используются</text:span><text:span text:style-name="T2"> для работы внутри дня.</text:span></text:p>
      <text:p text:style-name="P3"><text:span text:style-name="T2"/></text:p>
      <text:p text:style-name="P3"><text:span text:style-name="T2">При анализе ситуации на рынке, рекомендуется использовать несколько показателей Pivot Point, основанных на недельном, месячном и годовом временных периодах. Если два или более уровня совпдают, то они усиливают друг друга. Прежде, чем открывать длинную или короткую позицию, надо подождать, пока цена пересечет все совпадающие уровни. Пока это не произойдет, позиции открывать не следует.</text:span></text:p>
      <text:h text:style-name="Heading_20_2" text:outline-level="2"><text:soft-page-break/><text:span text:style-name="Strong_20_Emphasis">Сигналы</text:span></text:h>
      <text:p text:style-name="P4"><text:span text:style-name="T2">Если Опорная Точка находится рядом с ценой открытия текущего бара, вероятность получения прибыли </text:span><text:span text:style-name="T3">выше</text:span><text:span text:style-name="T4">. </text:span><text:span text:style-name="T3">На</text:span><text:span text:style-name="T2"> растущем рынке, когда цена опускается ниже центральной оси, не следует сразу же открывать короткую позицию, так как возможен боковой тренд. Скорее всего, цена будет повторно проверять этот уровень. Если рынок не сможет преодолеть поворотную точку, мы можем говорить о развороте тенденции. Этот тезис верен для "медвежьего" тренда.<text:line-break/></text:span></text:p>
      <text:p text:style-name="P2"><text:span text:style-name="T2">При долгосрочной торговле следует знать расположение центральной оси в недельном, месячном и годовом периодах. Очевидно, что если цена ниже этих поворотных линий линий, мы можем говорить о сильном нисходящем тренде. С другой стороны, если цена выше, чем недельные, месячные и годовые центральные оси, это яркий пример бычьего тренда.</text:span></text:p>
      <text:p text:style-name="P10"><text:span text:style-name="Strong_20_Emphasis"><text:span text:style-name="T2"><text:line-break/></text:span></text:span><text:span text:style-name="T2">Если рынок открывается над уровнем опорных точек, следует торговать в восходящем направлении. Если при открытии рынок ниже опорного уровня, то лучше торговать в «медвежьем» тренде.</text:span></text:p>
      <text:p text:style-name="P9"><text:span text:style-name="T2"><text:line-break/></text:span><text:span text:style-name="T6">Сигнал входа в рынок (Разворот тренда):</text:span></text:p>
      <text:p text:style-name="P5"><text:span text:style-name="T2">Для входа в рынок ориентируются на данные R1, S1 (сопротивление1, поддержка 1) Для выхода с рынка, следует ориентироваться на данные R2, R3 и S2, S3 и PP. Наиболее значимые уровни R1, S1 и PP (сопротивление1, поддержка 1 и опорные точки). При нисходящем тренде из серии понижающихся минимумов и максимумов, сама трендовая линия выглядит нисходящей) появление более высокого максимума и минимума - признак разворота тренда вверх. Агрессивные трейдеры могут войти в рынок. Для восходящего тренда наоборот. Причем сила сигнала увеличивается, если более низкая точка опорного максимума формируется ниже восходящей трендовой линии.</text:span></text:p>
      <text:p text:style-name="P3"><text:span text:style-name="Strong_20_Emphasis"><text:span text:style-name="T2"/></text:span></text:p>
      <text:p text:style-name="P2"><text:span text:style-name="Strong_20_Emphasis"><text:span text:style-name="T2">Использование:</text:span></text:span><text:span text:style-name="T2"><text:line-break/>Через метод опорных точек можно: </text:span></text:p>
      <text:p text:style-name="P2"><text:span text:style-name="T2">- Предсказать уровни поддержки и сопротивления в течение определенных периодов времени.<text:line-break/>- Получить понимание того, как использовать опорные точки, в качестве компонента скользящей средней.<text:line-break/>- Построить торговую систему, основанную на опорных точках.</text:span></text:p>
      <text:p text:style-name="P2"><text:span text:style-name="T2">- Прогнозировать возможные уровни Stop Loss и Take Profit с высокой точностью при управлении рисками.<text:line-break/><text:line-break/></text:span><text:span text:style-name="T5">Преимущества и недостатки торговли по уровням пивот:</text:span></text:p>
      <text:p text:style-name="P1">Торговля по пивот уровням обладает теми же преимуществами и недостатками, что и торговля по простым уровням поддержки и сопротивления. С одной стороны, трейдер получает универсальный аналитический инструмент, который отражает настроение рынка и изменяется вместе с ним. С другой стороны, в каждом конкретном случае трейдеры приходится самостоятельно приниматься решение о том, входить или не входить в сделку, и насколько верен и четок сигнал.</text:p>
      <text:p text:style-name="P1"/>
      <text:p text:style-name="P1">Отличие пивот-уровней заключается в том, что выстраиваются они по определенной формуле, и иногда линия пивот совсем не соответствует локальным минимумам и максимумам. Это усложняет задачу маркет-мейкерам, которые «собирают стопы», выставленные по очевидным ориентирам, и зачастую защищает сделки трейдера от резких спекулятивных движений.</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uli" svg:font-family="Muli, Arial, sans-serif, Helvetica, Roboto"/>
    <style:font-face style:name="Verdana" svg:font-family="Verdana, Geneva,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4cm" fo:margin-bottom="1.004cm" fo:margin-left="2cm" fo:margin-right="1.0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6T20:40:46.451000000</meta:creation-date>
    <dc:date>2020-04-16T21:02:00.114000000</dc:date>
    <meta:editing-duration>PT21M16S</meta:editing-duration>
    <meta:editing-cycles>1</meta:editing-cycles>
    <meta:document-statistic meta:table-count="0" meta:image-count="0" meta:object-count="0" meta:page-count="2" meta:paragraph-count="24" meta:word-count="729" meta:character-count="5333" meta:non-whitespace-character-count="4603"/>
    <meta:generator>LibreOffice/6.4.1.2$Windows_X86_64 LibreOffice_project/4d224e95b98b138af42a64d84056446d09082932</meta:generator>
  </office:meta>
</office:document-meta>
</file>